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_20_5" svg:stroke-width="0.035cm" svg:stroke-color="#00cc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35cm" svg:stroke-color="#000000" draw:marker-start="" draw:marker-start-width="0.14cm" draw:marker-start-center="false" draw:marker-end="" draw:marker-end-width="0.14cm" draw:marker-end-center="false" svg:stroke-opacity="100%" draw:stroke-linejoin="round" draw:fill="none" draw:fill-color="#bbe0e3" draw:textarea-horizontal-align="left" draw:textarea-vertical-align="top" draw:auto-grow-height="false" fo:min-height="3.514cm" fo:min-width="5.815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3" style:family="graphic" style:parent-style-name="standard">
      <style:graphic-properties draw:stroke="solid" svg:stroke-width="0.035cm" svg:stroke-color="#000000" draw:marker-start="" draw:marker-start-width="0.14cm" draw:marker-start-center="false" draw:marker-end="" draw:marker-end-width="0.14cm" draw:marker-end-center="false" svg:stroke-opacity="100%" draw:stroke-linejoin="round" draw:fill="none" draw:fill-color="#bbe0e3" draw:textarea-horizontal-align="left" draw:textarea-vertical-align="top" draw:auto-grow-height="false" fo:min-height="3.515cm" fo:min-width="5.814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4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="none" draw:fill-color="#bbe0e3"/>
      <style:paragraph-properties style:writing-mode="lr-tb" style:font-independent-line-spacing="true"/>
    </style:style>
  </office:automatic-styles>
  <office:body>
    <office:drawing>
      <draw:page draw:name="page1" draw:style-name="dp1" draw:master-page-name="Default">
        <draw:line draw:name="Line 38" draw:style-name="gr1" draw:text-style-name="P1" draw:layer="layout" svg:x1="0.041cm" svg:y1="3.857cm" svg:x2="0.041cm" svg:y2="2.459cm">
          <text:p/>
        </draw:line>
        <draw:line draw:name="Line 39" draw:style-name="gr1" draw:text-style-name="P1" draw:layer="layout" svg:x1="0.041cm" svg:y1="2.458cm" svg:x2="6.44cm" svg:y2="0.059cm">
          <text:p/>
        </draw:line>
        <draw:line draw:name="Line 41" draw:style-name="gr1" draw:text-style-name="P1" draw:layer="layout" svg:x1="0.641cm" svg:y1="4.461cm" svg:x2="0.641cm" svg:y2="3.063cm">
          <text:p/>
        </draw:line>
        <draw:line draw:name="Line 42" draw:style-name="gr1" draw:text-style-name="P1" draw:layer="layout" svg:x1="0.641cm" svg:y1="3.031cm" svg:x2="7.039cm" svg:y2="0.632cm">
          <text:p/>
        </draw:line>
        <draw:custom-shape draw:name="Freeform 15" draw:style-name="gr2" draw:text-style-name="P2" draw:layer="layout" svg:width="6.315cm" svg:height="3.774cm" svg:x="0.037cm" svg:y="0.113cm">
          <text:p/>
          <draw:enhanced-geometry svg:viewBox="0 0 1432 856" draw:extrusion-allowed="true" draw:glue-points="0 2147483646 2147483646 2147483646 2147483646 2147483646 2147483646 2147483646 2147483646 0" draw:glue-point-type="0 2147483646 2147483646 2147483646 2147483646 2147483646 2147483646 2147483646 2147483646 0" draw:type="non-primitive" draw:enhanced-path="M 0 856 C 19 828 53 751 112 688 C 171 625 229 559 352 480 C 475 401 668 296 848 216 C 1028 136 1310 45 1432 0 N">
            <draw:equation draw:name="f0" draw:formula="856+19-828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min(136,1310)"/>
            <draw:equation draw:name="f6" draw:formula=""/>
            <draw:equation draw:name="f7" draw:formula="(16384+8193)/2"/>
            <draw:equation draw:name="f8" draw:formula="*-32768/5"/>
            <draw:equation draw:name="f9" draw:formula="atan2(0,8)/(pi/180)"/>
            <draw:equation draw:name="f10" draw:formula=""/>
            <draw:equation draw:name="f11" draw:formula=""/>
            <draw:equation draw:name="f12" draw:formula=""/>
          </draw:enhanced-geometry>
        </draw:custom-shape>
        <draw:custom-shape draw:name="Freeform 16" draw:style-name="gr3" draw:text-style-name="P2" draw:layer="layout" svg:width="6.314cm" svg:height="3.775cm" svg:x="0.65cm" svg:y="0.686cm">
          <text:p/>
          <draw:enhanced-geometry svg:viewBox="0 0 1432 856" draw:extrusion-allowed="true" draw:glue-points="0 2147483646 2147483646 2147483646 2147483646 2147483646 2147483646 2147483646 2147483646 0" draw:glue-point-type="0 2147483646 2147483646 2147483646 2147483646 2147483646 2147483646 2147483646 2147483646 0" draw:type="non-primitive" draw:enhanced-path="M 0 856 C 19 828 53 751 112 688 C 171 625 229 559 352 480 C 475 401 668 296 848 216 C 1028 136 1310 45 1432 0 N">
            <draw:equation draw:name="f0" draw:formula="856+19-828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min(136,1310)"/>
            <draw:equation draw:name="f6" draw:formula=""/>
            <draw:equation draw:name="f7" draw:formula="(16384+8193)/2"/>
            <draw:equation draw:name="f8" draw:formula="*-32768/5"/>
            <draw:equation draw:name="f9" draw:formula="atan2(0,8)/(pi/180)"/>
            <draw:equation draw:name="f10" draw:formula=""/>
            <draw:equation draw:name="f11" draw:formula=""/>
            <draw:equation draw:name="f12" draw:formula=""/>
          </draw:enhanced-geometry>
        </draw:custom-shape>
        <draw:line draw:name="Line 17" draw:style-name="gr4" draw:text-style-name="P1" draw:layer="layout" svg:x1="0.041cm" svg:y1="3.883cm" svg:x2="0.641cm" svg:y2="4.483cm">
          <text:p/>
        </draw:line>
        <draw:line draw:name="Line 18" draw:style-name="gr4" draw:text-style-name="P1" draw:layer="layout" svg:x1="6.378cm" svg:y1="0.086cm" svg:x2="6.978cm" svg:y2="0.69cm">
          <text:p/>
        </draw:line>
        <draw:line draw:name="Line 19" draw:style-name="gr4" draw:text-style-name="P1" draw:layer="layout" svg:x1="0.628cm" svg:y1="4.469cm" svg:x2="7.026cm" svg:y2="2.07cm">
          <text:p/>
        </draw:line>
        <draw:line draw:name="Line 20" draw:style-name="gr4" draw:text-style-name="P1" draw:layer="layout" svg:x1="6.987cm" svg:y1="2.097cm" svg:x2="6.987cm" svg:y2="0.699cm">
          <text:p/>
        </draw:line>
        <draw:line draw:name="Line 40" draw:style-name="gr1" draw:text-style-name="P1" draw:layer="layout" svg:x1="0.041cm" svg:y1="2.459cm" svg:x2="0.641cm" svg:y2="3.05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_20_5" draw:display-name="Dashed (var) 5" draw:style="rect" draw:dots2="1" draw:dots2-length="0.141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112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1T15:29:07.345318706</meta:creation-date>
    <dc:date>2017-03-11T15:34:22.117240512</dc:date>
    <meta:editing-duration>PT5M16S</meta:editing-duration>
    <meta:editing-cycles>1</meta:editing-cycles>
    <meta:document-statistic meta:object-count="11"/>
    <meta:generator>LibreOffice/5.3.0.3$Linux_X86_64 LibreOffice_project/30m0$Build-3</meta:generator>
  </office:meta>
</office:document-meta>
</file>